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50000021537E7118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9.718cm" svg:height="15.994cm" svg:x="0.755cm" svg:y="0.381cm">
          <draw:image xlink:href="Pictures/10000000000002850000021537E7118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6cm" fo:margin-bottom="0.005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00:50:32</meta:creation-date>
    <dc:date>2012-05-28T23:36:26</dc:date>
    <meta:editing-duration>PT12H31M45S</meta:editing-duration>
    <meta:editing-cycles>3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